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text-outline="false" style:font-name="Times-Roman" fo:font-size="14pt" fo:letter-spacing="normal" style:letter-kerning="false" style:font-name-asian="Times-Roman" style:font-size-asian="14pt" style:font-name-complex="Times-Roman" style:font-size-complex="14pt"/>
    </style:style>
    <style:style style:name="P2" style:family="paragraph" style:parent-style-name="Standard">
      <style:text-properties officeooo:rsid="00070942" officeooo:paragraph-rsid="00070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rta – &gt; <text:s/>comment utiliser/ exemples</text:p>
      <text:p text:style-name="Standard">arbre</text:p>
      <text:p text:style-name="Standard">biclique</text:p>
      <text:p text:style-name="Standard">clique</text:p>
      <text:p text:style-name="Standard">cube</text:p>
      <text:p text:style-name="Standard">cycle</text:p>
      <text:p text:style-name="Standard">diamond</text:p>
      <text:p text:style-name="Standard">etoile</text:p>
      <text:p text:style-name="Standard">peterson's</text:p>
      <text:p text:style-name="Standard"/>
      <text:p text:style-name="Standard">l'enveloppe convex</text:p>
      <text:p text:style-name="Standard"/>
      <text:p text:style-name="P2">utiliser Porta sur l’algorithme du sac à dos.</text:p>
      <text:p text:style-name="Standard"/>
      <text:p text:style-name="Standard">Parseur – 2 versions</text:p>
      <text:p text:style-name="Standard">1re – pour traiter les données sous la forme du tableau</text:p>
      <text:p text:style-name="Standard">2me – pour traiter les donnes sous la forme des liens (3 2 1 – ou 3 est un somt (une ligne), 2 – est un autre sommet (une colonne) et 1 est la confirmation d'existance de la lien entre les sommets)</text:p>
      <text:p text:style-name="Standard"/>
      <text:p text:style-name="P1">Trier les facettes fournies par porta en fonction :</text:p>
      <text:p text:style-name="P1">- du nombre de variables impliquées ; puis</text:p>
      <text:p text:style-name="P1">- de la valeur du membre de droite</text:p>
      <text:p text:style-name="Standard"/>
      <text:p text:style-name="P1">Obtenir le sous-graphe correspondant à une inégalité :</text:p>
      <text:p text:style-name="P1">Ce graphe correspond au graphe d'origine dans lequel on retire les sommets n'apparaissant pas dans l'inégalité ainsi que les arêtes faisant intervenir ces sommets.</text:p>
      <text:p text:style-name="Standard"/>
      <text:p text:style-name="Standard"/>
      <text:p text:style-name="Standard">analyser l'algorythme VF2</text:p>
      <text:p text:style-name="Standard">implementer l'algorithme</text:p>
      <text:p text:style-name="Standard"/>
      <text:p text:style-name="Standard">cluster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ALex</meta:initial-creator>
    <meta:creation-date>2017-01-19T15:30:07</meta:creation-date>
    <dc:date>2017-01-20T17:28:33.272005493</dc:date>
    <meta:editing-duration>PT9M32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138" meta:character-count="826" meta:non-whitespace-character-count="703"/>
  </office:meta>
</office:document-meta>
</file>